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SerializationTest.randomCallOn( IMethods iMetho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arallelSerialization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llelSerializationTest.single_mock_being_serialized_in_different_classloaders_by_multiple_thread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